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72af" officeooo:paragraph-rsid="001a72af"/>
    </style:style>
    <style:style style:name="T1" style:family="text">
      <style:text-properties officeooo:rsid="001de7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Title – concise and informative </text:p>
      <text:p text:style-name="P1"/>
      <text:p text:style-name="P1">Introduction – understanding of library construction, why, methods used (MoClo). Concise, correct tense and format. <text:span text:style-name="T1">Overview of methods and choices, why suitable, why promoters, RBS, terminators chosen. </text:span></text:p>
      <text:p text:style-name="P1"/>
      <text:p text:style-name="P1">Methods – correct description of each protocol, to enable reproduction. Correct tense and format.</text:p>
      <text:p text:style-name="P1"/>
      <text:p text:style-name="P1">Results – complete description of observations and results. Appropriate format for presenting results in figures and tables. Data selection important, demonstration and knowledge of relevance of data.</text:p>
      <text:p text:style-name="P1"/>
      <text:p text:style-name="P1">Discussion – critical interpretation of results, limitations and importance of results.</text:p>
      <text:p text:style-name="P1"/>
      <text:p text:style-name="P1">Conclusion – understanding of significance of results in scientific context. Was aims/objectives achieved?</text:p>
      <text:p text:style-name="P1"/>
      <text:p text:style-name="P1">References - consistent format and reference list.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6:09:37.781000000</meta:creation-date>
    <dc:date>2019-11-26T16:23:43.762000000</dc:date>
    <meta:editing-duration>PT3M55S</meta:editing-duration>
    <meta:editing-cycles>2</meta:editing-cycles>
    <meta:generator>LibreOffice/6.2.8.2$Windows_X86_64 LibreOffice_project/f82ddfca21ebc1e222a662a32b25c0c9d20169ee</meta:generator>
    <meta:document-statistic meta:table-count="0" meta:image-count="0" meta:object-count="0" meta:page-count="1" meta:paragraph-count="7" meta:word-count="98" meta:character-count="776" meta:non-whitespace-character-count="676"/>
  </office:meta>
</office:document-meta>
</file>